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標楷體" svg:font-family="標楷體"/>
  </office:font-face-decls>
  <office:automatic-styles>
    <style:style style:name="G_ImgFrm" style:family="graphic" style:parent-style-name="Graphics">
      <style:graphic-properties style:vertical-pos="top" style:vertical-rel="baseline" style:horizontal-pos="left" style:horizontal-rel="paragraph"/>
    </style:style>
    <style:style style:name="TBL0" style:master-page-name="master_0" style:family="table">
      <style:table-properties table:align="left" style:width="27.5in"/>
    </style:style>
    <style:style style:name="TC0" style:family="table-column">
      <style:table-column-properties style:column-width="1.5277in"/>
    </style:style>
    <style:style style:name="TR0" style:family="table-row">
      <style:table-row-properties style:use-optimal-row-height="false" style:row-height="0.8333in"/>
    </style:style>
    <style:style style:name="C0" style:family="table-cell">
      <style:table-cell-properties style:shrink-to-fit="false" fo:wrap-option="wrap" fo:border-top="0.0138in solid #000000" fo:padding-top="0.0in" fo:border-left="0.0138in solid #000000" fo:padding-left="0.0in" fo:border-bottom="0.0138in solid #000000" fo:padding-bottom="0.0in" fo:border-right="0.0138in solid #000000" fo:padding-right="0.0in" style:vertical-align="middle"/>
      <style:paragraph-properties fo:text-align="center"/>
    </style:style>
    <style:style style:name="P0" style:family="paragraph">
      <style:paragraph-properties fo:line-height="100%" fo:text-align="center" fo:text-indent="0.0in" fo:margin-left="0.0in" fo:margin-right="0.0in" fo:margin-top="0.0in" fo:margin-bottom="0.0in" style:vertical-align="middle">
</style:paragraph-properties>
      <style:text-properties style:text-rotation-angle="0">
</style:text-properties>
    </style:style>
    <style:style style:name="T0" style:family="text">
      <style:text-properties style:font-name="標楷體" fo:font-size="12.0pt" style:font-size-asian="12.0pt" style:font-size-complex="12.0pt">
</style:text-properties>
    </style:style>
    <style:style style:name="TR1" style:family="table-row">
      <style:table-row-properties style:use-optimal-row-height="false" style:row-height="0.2222in"/>
    </style:style>
    <style:style style:name="C1" style:family="table-cell">
      <style:table-cell-properties style:shrink-to-fit="false" fo:wrap-option="wrap" fo:border-top="0.0138in solid #000000" fo:padding-top="0.0in" fo:border-left="0.0138in solid #000000" fo:padding-left="0.0in" fo:border-bottom="0.0138in solid #000000" fo:padding-bottom="0.0in" fo:border-right="0.0138in solid #000000" fo:padding-right="0.0in" style:vertical-align="middle"/>
      <style:paragraph-properties fo:text-align="start"/>
    </style:style>
    <style:style style:name="P1" style:family="paragraph">
      <style:paragraph-properties fo:line-height="100%" fo:text-align="start" fo:text-indent="0.0in" fo:margin-left="0.0in" fo:margin-right="0.0in" fo:margin-top="0.0in" fo:margin-bottom="0.0in" style:vertical-align="middle">
</style:paragraph-properties>
      <style:text-properties style:text-rotation-angle="0">
</style:text-properties>
    </style:style>
    <style:style style:name="empty-cell" style:family="table-cell">
      <style:table-cell-properties fo:wrap-option="wrap" style:shrink-to-fit="false" fo:border="0in solid #000000"/>
    </style:style>
  </office:automatic-styles>
  <office:body>
    <office:spreadsheet>
      <office:forms form:automatic-focus="false" form:apply-design-mode="false"/>
      <table:table table:name="eai225w" table:style-name="TBL0">
        <table:table-column table:style-name="TC0">
</table:table-column>
        <table:table-column table:style-name="TC0">
</table:table-column>
        <table:table-column table:style-name="TC0">
</table:table-column>
        <table:table-column table:style-name="TC0">
</table:table-column>
        <table:table-column table:style-name="TC0">
</table:table-column>
        <table:table-column table:style-name="TC0">
</table:table-column>
        <table:table-column table:style-name="TC0">
</table:table-column>
        <table:table-column table:style-name="TC0">
</table:table-column>
        <table:table-column table:style-name="TC0">
</table:table-column>
        <table:table-column table:style-name="TC0">
</table:table-column>
        <table:table-column table:style-name="TC0">
</table:table-column>
        <table:table-column table:style-name="TC0">
</table:table-column>
        <table:table-column table:style-name="TC0">
</table:table-column>
        <table:table-column table:style-name="TC0">
</table:table-column>
        <table:table-column table:style-name="TC0">
</table:table-column>
        <table:table-column table:style-name="TC0">
</table:table-column>
        <table:table-column table:style-name="TC0">
</table:table-column>
        <table:table-column table:style-name="TC0">
</table:table-column>
        <table:table-row table:style-name="TR0">
          <table:table-cell office:value-type="string" table:style-name="C0">
            <text:p text:style-name="P0"><text:bookmark text:name="JR_PAGE_ANCHOR_0_1"/><text:span text:style-name="T0">賣方統編</text:span></text:p>
          </table:table-cell>
          <table:table-cell office:value-type="string" table:style-name="C0">
            <text:p text:style-name="P0"><text:span text:style-name="T0">總機構統編</text:span></text:p>
          </table:table-cell>
          <table:table-cell office:value-type="string" table:style-name="C0">
            <text:p text:style-name="P0"><text:span text:style-name="T0">名稱</text:span></text:p>
          </table:table-cell>
          <table:table-cell office:value-type="string" table:style-name="C0">
            <text:p text:style-name="P0"><text:span text:style-name="T0">是否展開為分支機構統編(0：否 1:是)</text:span></text:p>
          </table:table-cell>
          <table:table-cell office:value-type="string" table:style-name="C0">
            <text:p text:style-name="P0"><text:span text:style-name="T0">發票期別</text:span></text:p>
          </table:table-cell>
          <table:table-cell office:value-type="string" table:style-name="C0">
            <text:p text:style-name="P0"><text:span text:style-name="T0">發票日期</text:span></text:p>
          </table:table-cell>
          <table:table-cell office:value-type="string" table:style-name="C0">
            <text:p text:style-name="P0"><text:span text:style-name="T0">發票字軌號碼</text:span></text:p>
          </table:table-cell>
          <table:table-cell office:value-type="string" table:style-name="C0">
            <text:p text:style-name="P0"><text:span text:style-name="T0">隨機碼</text:span></text:p>
          </table:table-cell>
          <table:table-cell office:value-type="string" table:style-name="C0">
            <text:p text:style-name="P0"><text:span text:style-name="T0">所屬國稅局</text:span></text:p>
          </table:table-cell>
          <table:table-cell office:value-type="string" table:style-name="C0">
            <text:p text:style-name="P0"><text:span text:style-name="T0">所屬分局所</text:span></text:p>
          </table:table-cell>
          <table:table-cell office:value-type="string" table:style-name="C0">
            <text:p text:style-name="P0"><text:span text:style-name="T0">中獎獎別</text:span></text:p>
          </table:table-cell>
          <table:table-cell office:value-type="string" table:style-name="C0">
            <text:p text:style-name="P0"><text:span text:style-name="T0">中獎金額</text:span></text:p>
          </table:table-cell>
          <table:table-cell office:value-type="string" table:style-name="C0">
            <text:p text:style-name="P0"><text:span text:style-name="T0">中獎金額(扣稅後)</text:span></text:p>
          </table:table-cell>
          <table:table-cell office:value-type="string" table:style-name="C0">
            <text:p text:style-name="P0"><text:span text:style-name="T0">載具代碼</text:span></text:p>
          </table:table-cell>
          <table:table-cell office:value-type="string" table:style-name="C0">
            <text:p text:style-name="P0"><text:span text:style-name="T0">載具號碼</text:span></text:p>
          </table:table-cell>
          <table:table-cell office:value-type="string" table:style-name="C0">
            <text:p text:style-name="P0"><text:span text:style-name="T0">匯款註記(Y/N)</text:span></text:p>
          </table:table-cell>
          <table:table-cell office:value-type="string" table:style-name="C0">
            <text:p text:style-name="P0"><text:span text:style-name="T0">領獎註記(0/1)</text:span></text:p>
          </table:table-cell>
          <table:table-cell office:value-type="string" table:style-name="C0">
            <text:p text:style-name="P0"><text:span text:style-name="T0">是否僅挑錄會員載具(0：否 1:是)</text:span></text:p>
          </table:table-cell>
        </table:table-row>
        <table:table-row table:style-name="TR1">
          <table:table-cell office:value-type="string" table:style-name="C1">
            <text:p text:style-name="P1"><text:span text:style-name="T0">27950876</text:span></text:p>
          </table:table-cell>
          <table:table-cell office:value-type="string" table:style-name="C1">
            <text:p text:style-name="P1"><text:span text:style-name="T0">27950876</text:span></text:p>
          </table:table-cell>
          <table:table-cell office:value-type="string" table:style-name="C1">
            <text:p text:style-name="P1"/>
          </table:table-cell>
          <table:table-cell office:value-type="string" table:style-name="C1">
            <text:p text:style-name="P1"><text:span text:style-name="T0">0</text:span></text:p>
          </table:table-cell>
          <table:table-cell office:value-type="string" table:style-name="C1">
            <text:p text:style-name="P1"><text:span text:style-name="T0">11012</text:span></text:p>
          </table:table-cell>
          <table:table-cell office:value-type="string" table:style-name="C1">
            <text:p text:style-name="P1"><text:span text:style-name="T0">2021/09/29</text:span></text:p>
          </table:table-cell>
          <table:table-cell office:value-type="string" table:style-name="C1">
            <text:p text:style-name="P1"><text:span text:style-name="T0">AA02836916</text:span></text:p>
          </table:table-cell>
          <table:table-cell office:value-type="string" table:style-name="C1">
            <text:p text:style-name="P1"><text:span text:style-name="T0">9999</text:span></text:p>
          </table:table-cell>
          <table:table-cell office:value-type="string" table:style-name="C1">
            <text:p text:style-name="P1"><text:span text:style-name="T0">臺北國稅局</text:span></text:p>
          </table:table-cell>
          <table:table-cell office:value-type="string" table:style-name="C1">
            <text:p text:style-name="P1"><text:span text:style-name="T0">A14</text:span></text:p>
          </table:table-cell>
          <table:table-cell office:value-type="string" table:style-name="C1">
            <text:p text:style-name="P1"><text:span text:style-name="T0">6:六獎</text:span></text:p>
          </table:table-cell>
          <table:table-cell office:value-type="string" table:style-name="C1">
            <text:p text:style-name="P1"><text:span text:style-name="T0">200</text:span></text:p>
          </table:table-cell>
          <table:table-cell office:value-type="float" office:value="200" table:style-name="C1">
            <text:p text:style-name="P1"><text:span text:style-name="T0">200</text:span></text:p>
          </table:table-cell>
          <table:table-cell office:value-type="string" table:style-name="C1">
            <text:p text:style-name="P1"/>
          </table:table-cell>
          <table:table-cell office:value-type="string" table:style-name="C1">
            <text:p text:style-name="P1"/>
          </table:table-cell>
          <table:table-cell office:value-type="string" table:style-name="C1">
            <text:p text:style-name="P1"/>
          </table:table-cell>
          <table:table-cell office:value-type="string" table:style-name="C1">
            <text:p text:style-name="P1"><text:span text:style-name="T0">0</text:span></text:p>
          </table:table-cell>
          <table:table-cell office:value-type="string" table:style-name="C1">
            <text:p text:style-name="P1"><text:span text:style-name="T0">0</text:span></text:p>
          </table:table-cell>
        </table:table-row>
        <table:table-row table:style-name="TR1">
          <table:table-cell office:value-type="string" table:style-name="C1">
            <text:p text:style-name="P1"><text:span text:style-name="T0">27950876</text:span></text:p>
          </table:table-cell>
          <table:table-cell office:value-type="string" table:style-name="C1">
            <text:p text:style-name="P1"><text:span text:style-name="T0">27950876</text:span></text:p>
          </table:table-cell>
          <table:table-cell office:value-type="string" table:style-name="C1">
            <text:p text:style-name="P1"/>
          </table:table-cell>
          <table:table-cell office:value-type="string" table:style-name="C1">
            <text:p text:style-name="P1"><text:span text:style-name="T0">0</text:span></text:p>
          </table:table-cell>
          <table:table-cell office:value-type="string" table:style-name="C1">
            <text:p text:style-name="P1"><text:span text:style-name="T0">11012</text:span></text:p>
          </table:table-cell>
          <table:table-cell office:value-type="string" table:style-name="C1">
            <text:p text:style-name="P1"><text:span text:style-name="T0">2021/09/29</text:span></text:p>
          </table:table-cell>
          <table:table-cell office:value-type="string" table:style-name="C1">
            <text:p text:style-name="P1"><text:span text:style-name="T0">AA02837916</text:span></text:p>
          </table:table-cell>
          <table:table-cell office:value-type="string" table:style-name="C1">
            <text:p text:style-name="P1"><text:span text:style-name="T0">9999</text:span></text:p>
          </table:table-cell>
          <table:table-cell office:value-type="string" table:style-name="C1">
            <text:p text:style-name="P1"><text:span text:style-name="T0">臺北國稅局</text:span></text:p>
          </table:table-cell>
          <table:table-cell office:value-type="string" table:style-name="C1">
            <text:p text:style-name="P1"><text:span text:style-name="T0">A14</text:span></text:p>
          </table:table-cell>
          <table:table-cell office:value-type="string" table:style-name="C1">
            <text:p text:style-name="P1"><text:span text:style-name="T0">6:六獎</text:span></text:p>
          </table:table-cell>
          <table:table-cell office:value-type="string" table:style-name="C1">
            <text:p text:style-name="P1"><text:span text:style-name="T0">200</text:span></text:p>
          </table:table-cell>
          <table:table-cell office:value-type="float" office:value="200" table:style-name="C1">
            <text:p text:style-name="P1"><text:span text:style-name="T0">200</text:span></text:p>
          </table:table-cell>
          <table:table-cell office:value-type="string" table:style-name="C1">
            <text:p text:style-name="P1"/>
          </table:table-cell>
          <table:table-cell office:value-type="string" table:style-name="C1">
            <text:p text:style-name="P1"/>
          </table:table-cell>
          <table:table-cell office:value-type="string" table:style-name="C1">
            <text:p text:style-name="P1"/>
          </table:table-cell>
          <table:table-cell office:value-type="string" table:style-name="C1">
            <text:p text:style-name="P1"><text:span text:style-name="T0">0</text:span></text:p>
          </table:table-cell>
          <table:table-cell office:value-type="string" table:style-name="C1">
            <text:p text:style-name="P1"><text:span text:style-name="T0">0</text:span></text:p>
          </table:table-cell>
        </table:table-row>
        <table:table-row table:style-name="TR1">
          <table:table-cell office:value-type="string" table:style-name="C1">
            <text:p text:style-name="P1"><text:span text:style-name="T0">27950876</text:span></text:p>
          </table:table-cell>
          <table:table-cell office:value-type="string" table:style-name="C1">
            <text:p text:style-name="P1"><text:span text:style-name="T0">27950876</text:span></text:p>
          </table:table-cell>
          <table:table-cell office:value-type="string" table:style-name="C1">
            <text:p text:style-name="P1"/>
          </table:table-cell>
          <table:table-cell office:value-type="string" table:style-name="C1">
            <text:p text:style-name="P1"><text:span text:style-name="T0">0</text:span></text:p>
          </table:table-cell>
          <table:table-cell office:value-type="string" table:style-name="C1">
            <text:p text:style-name="P1"><text:span text:style-name="T0">11012</text:span></text:p>
          </table:table-cell>
          <table:table-cell office:value-type="string" table:style-name="C1">
            <text:p text:style-name="P1"><text:span text:style-name="T0">2021/09/29</text:span></text:p>
          </table:table-cell>
          <table:table-cell office:value-type="string" table:style-name="C1">
            <text:p text:style-name="P1"><text:span text:style-name="T0">AA02838916</text:span></text:p>
          </table:table-cell>
          <table:table-cell office:value-type="string" table:style-name="C1">
            <text:p text:style-name="P1"><text:span text:style-name="T0">9999</text:span></text:p>
          </table:table-cell>
          <table:table-cell office:value-type="string" table:style-name="C1">
            <text:p text:style-name="P1"><text:span text:style-name="T0">臺北國稅局</text:span></text:p>
          </table:table-cell>
          <table:table-cell office:value-type="string" table:style-name="C1">
            <text:p text:style-name="P1"><text:span text:style-name="T0">A14</text:span></text:p>
          </table:table-cell>
          <table:table-cell office:value-type="string" table:style-name="C1">
            <text:p text:style-name="P1"><text:span text:style-name="T0">6:六獎</text:span></text:p>
          </table:table-cell>
          <table:table-cell office:value-type="string" table:style-name="C1">
            <text:p text:style-name="P1"><text:span text:style-name="T0">200</text:span></text:p>
          </table:table-cell>
          <table:table-cell office:value-type="float" office:value="200" table:style-name="C1">
            <text:p text:style-name="P1"><text:span text:style-name="T0">200</text:span></text:p>
          </table:table-cell>
          <table:table-cell office:value-type="string" table:style-name="C1">
            <text:p text:style-name="P1"/>
          </table:table-cell>
          <table:table-cell office:value-type="string" table:style-name="C1">
            <text:p text:style-name="P1"/>
          </table:table-cell>
          <table:table-cell office:value-type="string" table:style-name="C1">
            <text:p text:style-name="P1"/>
          </table:table-cell>
          <table:table-cell office:value-type="string" table:style-name="C1">
            <text:p text:style-name="P1"><text:span text:style-name="T0">0</text:span></text:p>
          </table:table-cell>
          <table:table-cell office:value-type="string" table:style-name="C1">
            <text:p text:style-name="P1"><text:span text:style-name="T0">0</text:span></text:p>
          </table:table-cell>
        </table:table-row>
        <table:table-row table:style-name="TR1">
          <table:table-cell office:value-type="string" table:style-name="C1">
            <text:p text:style-name="P1"><text:span text:style-name="T0">27950876</text:span></text:p>
          </table:table-cell>
          <table:table-cell office:value-type="string" table:style-name="C1">
            <text:p text:style-name="P1"><text:span text:style-name="T0">27950876</text:span></text:p>
          </table:table-cell>
          <table:table-cell office:value-type="string" table:style-name="C1">
            <text:p text:style-name="P1"/>
          </table:table-cell>
          <table:table-cell office:value-type="string" table:style-name="C1">
            <text:p text:style-name="P1"><text:span text:style-name="T0">0</text:span></text:p>
          </table:table-cell>
          <table:table-cell office:value-type="string" table:style-name="C1">
            <text:p text:style-name="P1"><text:span text:style-name="T0">11012</text:span></text:p>
          </table:table-cell>
          <table:table-cell office:value-type="string" table:style-name="C1">
            <text:p text:style-name="P1"><text:span text:style-name="T0">2021/09/29</text:span></text:p>
          </table:table-cell>
          <table:table-cell office:value-type="string" table:style-name="C1">
            <text:p text:style-name="P1"><text:span text:style-name="T0">AA02839916</text:span></text:p>
          </table:table-cell>
          <table:table-cell office:value-type="string" table:style-name="C1">
            <text:p text:style-name="P1"><text:span text:style-name="T0">9999</text:span></text:p>
          </table:table-cell>
          <table:table-cell office:value-type="string" table:style-name="C1">
            <text:p text:style-name="P1"><text:span text:style-name="T0">臺北國稅局</text:span></text:p>
          </table:table-cell>
          <table:table-cell office:value-type="string" table:style-name="C1">
            <text:p text:style-name="P1"><text:span text:style-name="T0">A14</text:span></text:p>
          </table:table-cell>
          <table:table-cell office:value-type="string" table:style-name="C1">
            <text:p text:style-name="P1"><text:span text:style-name="T0">6:六獎</text:span></text:p>
          </table:table-cell>
          <table:table-cell office:value-type="string" table:style-name="C1">
            <text:p text:style-name="P1"><text:span text:style-name="T0">200</text:span></text:p>
          </table:table-cell>
          <table:table-cell office:value-type="float" office:value="200" table:style-name="C1">
            <text:p text:style-name="P1"><text:span text:style-name="T0">200</text:span></text:p>
          </table:table-cell>
          <table:table-cell office:value-type="string" table:style-name="C1">
            <text:p text:style-name="P1"/>
          </table:table-cell>
          <table:table-cell office:value-type="string" table:style-name="C1">
            <text:p text:style-name="P1"/>
          </table:table-cell>
          <table:table-cell office:value-type="string" table:style-name="C1">
            <text:p text:style-name="P1"/>
          </table:table-cell>
          <table:table-cell office:value-type="string" table:style-name="C1">
            <text:p text:style-name="P1"><text:span text:style-name="T0">0</text:span></text:p>
          </table:table-cell>
          <table:table-cell office:value-type="string" table:style-name="C1">
            <text:p text:style-name="P1"><text:span text:style-name="T0">0</text:span></text:p>
          </table:table-cell>
        </table:table-row>
        <table:table-row table:style-name="TR1">
          <table:table-cell office:value-type="string" table:style-name="C1">
            <text:p text:style-name="P1"><text:span text:style-name="T0">27950876</text:span></text:p>
          </table:table-cell>
          <table:table-cell office:value-type="string" table:style-name="C1">
            <text:p text:style-name="P1"><text:span text:style-name="T0">27950876</text:span></text:p>
          </table:table-cell>
          <table:table-cell office:value-type="string" table:style-name="C1">
            <text:p text:style-name="P1"/>
          </table:table-cell>
          <table:table-cell office:value-type="string" table:style-name="C1">
            <text:p text:style-name="P1"><text:span text:style-name="T0">0</text:span></text:p>
          </table:table-cell>
          <table:table-cell office:value-type="string" table:style-name="C1">
            <text:p text:style-name="P1"><text:span text:style-name="T0">11012</text:span></text:p>
          </table:table-cell>
          <table:table-cell office:value-type="string" table:style-name="C1">
            <text:p text:style-name="P1"><text:span text:style-name="T0">2021/09/29</text:span></text:p>
          </table:table-cell>
          <table:table-cell office:value-type="string" table:style-name="C1">
            <text:p text:style-name="P1"><text:span text:style-name="T0">AA02840916</text:span></text:p>
          </table:table-cell>
          <table:table-cell office:value-type="string" table:style-name="C1">
            <text:p text:style-name="P1"><text:span text:style-name="T0">9999</text:span></text:p>
          </table:table-cell>
          <table:table-cell office:value-type="string" table:style-name="C1">
            <text:p text:style-name="P1"><text:span text:style-name="T0">臺北國稅局</text:span></text:p>
          </table:table-cell>
          <table:table-cell office:value-type="string" table:style-name="C1">
            <text:p text:style-name="P1"><text:span text:style-name="T0">A14</text:span></text:p>
          </table:table-cell>
          <table:table-cell office:value-type="string" table:style-name="C1">
            <text:p text:style-name="P1"><text:span text:style-name="T0">6:六獎</text:span></text:p>
          </table:table-cell>
          <table:table-cell office:value-type="string" table:style-name="C1">
            <text:p text:style-name="P1"><text:span text:style-name="T0">200</text:span></text:p>
          </table:table-cell>
          <table:table-cell office:value-type="float" office:value="200" table:style-name="C1">
            <text:p text:style-name="P1"><text:span text:style-name="T0">200</text:span></text:p>
          </table:table-cell>
          <table:table-cell office:value-type="string" table:style-name="C1">
            <text:p text:style-name="P1"/>
          </table:table-cell>
          <table:table-cell office:value-type="string" table:style-name="C1">
            <text:p text:style-name="P1"/>
          </table:table-cell>
          <table:table-cell office:value-type="string" table:style-name="C1">
            <text:p text:style-name="P1"/>
          </table:table-cell>
          <table:table-cell office:value-type="string" table:style-name="C1">
            <text:p text:style-name="P1"><text:span text:style-name="T0">0</text:span></text:p>
          </table:table-cell>
          <table:table-cell office:value-type="string" table:style-name="C1">
            <text:p text:style-name="P1"><text:span text:style-name="T0">0</text:span></text:p>
          </table:table-cell>
        </table:table-row>
        <table:table-row table:style-name="TR1">
          <table:table-cell office:value-type="string" table:style-name="C1">
            <text:p text:style-name="P1"><text:span text:style-name="T0">27950876</text:span></text:p>
          </table:table-cell>
          <table:table-cell office:value-type="string" table:style-name="C1">
            <text:p text:style-name="P1"><text:span text:style-name="T0">27950876</text:span></text:p>
          </table:table-cell>
          <table:table-cell office:value-type="string" table:style-name="C1">
            <text:p text:style-name="P1"/>
          </table:table-cell>
          <table:table-cell office:value-type="string" table:style-name="C1">
            <text:p text:style-name="P1"><text:span text:style-name="T0">0</text:span></text:p>
          </table:table-cell>
          <table:table-cell office:value-type="string" table:style-name="C1">
            <text:p text:style-name="P1"><text:span text:style-name="T0">11012</text:span></text:p>
          </table:table-cell>
          <table:table-cell office:value-type="string" table:style-name="C1">
            <text:p text:style-name="P1"><text:span text:style-name="T0">2021/09/29</text:span></text:p>
          </table:table-cell>
          <table:table-cell office:value-type="string" table:style-name="C1">
            <text:p text:style-name="P1"><text:span text:style-name="T0">AA02841916</text:span></text:p>
          </table:table-cell>
          <table:table-cell office:value-type="string" table:style-name="C1">
            <text:p text:style-name="P1"><text:span text:style-name="T0">9999</text:span></text:p>
          </table:table-cell>
          <table:table-cell office:value-type="string" table:style-name="C1">
            <text:p text:style-name="P1"><text:span text:style-name="T0">臺北國稅局</text:span></text:p>
          </table:table-cell>
          <table:table-cell office:value-type="string" table:style-name="C1">
            <text:p text:style-name="P1"><text:span text:style-name="T0">A14</text:span></text:p>
          </table:table-cell>
          <table:table-cell office:value-type="string" table:style-name="C1">
            <text:p text:style-name="P1"><text:span text:style-name="T0">6:六獎</text:span></text:p>
          </table:table-cell>
          <table:table-cell office:value-type="string" table:style-name="C1">
            <text:p text:style-name="P1"><text:span text:style-name="T0">200</text:span></text:p>
          </table:table-cell>
          <table:table-cell office:value-type="float" office:value="200" table:style-name="C1">
            <text:p text:style-name="P1"><text:span text:style-name="T0">200</text:span></text:p>
          </table:table-cell>
          <table:table-cell office:value-type="string" table:style-name="C1">
            <text:p text:style-name="P1"/>
          </table:table-cell>
          <table:table-cell office:value-type="string" table:style-name="C1">
            <text:p text:style-name="P1"/>
          </table:table-cell>
          <table:table-cell office:value-type="string" table:style-name="C1">
            <text:p text:style-name="P1"/>
          </table:table-cell>
          <table:table-cell office:value-type="string" table:style-name="C1">
            <text:p text:style-name="P1"><text:span text:style-name="T0">0</text:span></text:p>
          </table:table-cell>
          <table:table-cell office:value-type="string" table:style-name="C1">
            <text:p text:style-name="P1"><text:span text:style-name="T0">0</text:span></text:p>
          </table:table-cell>
        </table:table-row>
        <table:table-row table:style-name="TR1">
          <table:table-cell office:value-type="string" table:style-name="C1">
            <text:p text:style-name="P1"><text:span text:style-name="T0">27950876</text:span></text:p>
          </table:table-cell>
          <table:table-cell office:value-type="string" table:style-name="C1">
            <text:p text:style-name="P1"><text:span text:style-name="T0">27950876</text:span></text:p>
          </table:table-cell>
          <table:table-cell office:value-type="string" table:style-name="C1">
            <text:p text:style-name="P1"/>
          </table:table-cell>
          <table:table-cell office:value-type="string" table:style-name="C1">
            <text:p text:style-name="P1"><text:span text:style-name="T0">0</text:span></text:p>
          </table:table-cell>
          <table:table-cell office:value-type="string" table:style-name="C1">
            <text:p text:style-name="P1"><text:span text:style-name="T0">11012</text:span></text:p>
          </table:table-cell>
          <table:table-cell office:value-type="string" table:style-name="C1">
            <text:p text:style-name="P1"><text:span text:style-name="T0">2021/09/29</text:span></text:p>
          </table:table-cell>
          <table:table-cell office:value-type="string" table:style-name="C1">
            <text:p text:style-name="P1"><text:span text:style-name="T0">AA02842916</text:span></text:p>
          </table:table-cell>
          <table:table-cell office:value-type="string" table:style-name="C1">
            <text:p text:style-name="P1"><text:span text:style-name="T0">9999</text:span></text:p>
          </table:table-cell>
          <table:table-cell office:value-type="string" table:style-name="C1">
            <text:p text:style-name="P1"><text:span text:style-name="T0">臺北國稅局</text:span></text:p>
          </table:table-cell>
          <table:table-cell office:value-type="string" table:style-name="C1">
            <text:p text:style-name="P1"><text:span text:style-name="T0">A14</text:span></text:p>
          </table:table-cell>
          <table:table-cell office:value-type="string" table:style-name="C1">
            <text:p text:style-name="P1"><text:span text:style-name="T0">6:六獎</text:span></text:p>
          </table:table-cell>
          <table:table-cell office:value-type="string" table:style-name="C1">
            <text:p text:style-name="P1"><text:span text:style-name="T0">200</text:span></text:p>
          </table:table-cell>
          <table:table-cell office:value-type="float" office:value="200" table:style-name="C1">
            <text:p text:style-name="P1"><text:span text:style-name="T0">200</text:span></text:p>
          </table:table-cell>
          <table:table-cell office:value-type="string" table:style-name="C1">
            <text:p text:style-name="P1"/>
          </table:table-cell>
          <table:table-cell office:value-type="string" table:style-name="C1">
            <text:p text:style-name="P1"/>
          </table:table-cell>
          <table:table-cell office:value-type="string" table:style-name="C1">
            <text:p text:style-name="P1"/>
          </table:table-cell>
          <table:table-cell office:value-type="string" table:style-name="C1">
            <text:p text:style-name="P1"><text:span text:style-name="T0">0</text:span></text:p>
          </table:table-cell>
          <table:table-cell office:value-type="string" table:style-name="C1">
            <text:p text:style-name="P1"><text:span text:style-name="T0">0</text:span></text:p>
          </table:table-cell>
        </table:table-row>
        <table:table-row table:style-name="TR1">
          <table:table-cell office:value-type="string" table:style-name="C1">
            <text:p text:style-name="P1"><text:span text:style-name="T0">27950876</text:span></text:p>
          </table:table-cell>
          <table:table-cell office:value-type="string" table:style-name="C1">
            <text:p text:style-name="P1"><text:span text:style-name="T0">27950876</text:span></text:p>
          </table:table-cell>
          <table:table-cell office:value-type="string" table:style-name="C1">
            <text:p text:style-name="P1"/>
          </table:table-cell>
          <table:table-cell office:value-type="string" table:style-name="C1">
            <text:p text:style-name="P1"><text:span text:style-name="T0">0</text:span></text:p>
          </table:table-cell>
          <table:table-cell office:value-type="string" table:style-name="C1">
            <text:p text:style-name="P1"><text:span text:style-name="T0">11012</text:span></text:p>
          </table:table-cell>
          <table:table-cell office:value-type="string" table:style-name="C1">
            <text:p text:style-name="P1"><text:span text:style-name="T0">2021/09/29</text:span></text:p>
          </table:table-cell>
          <table:table-cell office:value-type="string" table:style-name="C1">
            <text:p text:style-name="P1"><text:span text:style-name="T0">AA02843916</text:span></text:p>
          </table:table-cell>
          <table:table-cell office:value-type="string" table:style-name="C1">
            <text:p text:style-name="P1"><text:span text:style-name="T0">9999</text:span></text:p>
          </table:table-cell>
          <table:table-cell office:value-type="string" table:style-name="C1">
            <text:p text:style-name="P1"><text:span text:style-name="T0">臺北國稅局</text:span></text:p>
          </table:table-cell>
          <table:table-cell office:value-type="string" table:style-name="C1">
            <text:p text:style-name="P1"><text:span text:style-name="T0">A14</text:span></text:p>
          </table:table-cell>
          <table:table-cell office:value-type="string" table:style-name="C1">
            <text:p text:style-name="P1"><text:span text:style-name="T0">6:六獎</text:span></text:p>
          </table:table-cell>
          <table:table-cell office:value-type="string" table:style-name="C1">
            <text:p text:style-name="P1"><text:span text:style-name="T0">200</text:span></text:p>
          </table:table-cell>
          <table:table-cell office:value-type="float" office:value="200" table:style-name="C1">
            <text:p text:style-name="P1"><text:span text:style-name="T0">200</text:span></text:p>
          </table:table-cell>
          <table:table-cell office:value-type="string" table:style-name="C1">
            <text:p text:style-name="P1"/>
          </table:table-cell>
          <table:table-cell office:value-type="string" table:style-name="C1">
            <text:p text:style-name="P1"/>
          </table:table-cell>
          <table:table-cell office:value-type="string" table:style-name="C1">
            <text:p text:style-name="P1"/>
          </table:table-cell>
          <table:table-cell office:value-type="string" table:style-name="C1">
            <text:p text:style-name="P1"><text:span text:style-name="T0">0</text:span></text:p>
          </table:table-cell>
          <table:table-cell office:value-type="string" table:style-name="C1">
            <text:p text:style-name="P1"><text:span text:style-name="T0">0</text:span></text:p>
          </table:table-cell>
        </table:table-row>
        <table:table-row table:style-name="TR1">
          <table:table-cell office:value-type="string" table:style-name="C1">
            <text:p text:style-name="P1"><text:span text:style-name="T0">27950876</text:span></text:p>
          </table:table-cell>
          <table:table-cell office:value-type="string" table:style-name="C1">
            <text:p text:style-name="P1"><text:span text:style-name="T0">27950876</text:span></text:p>
          </table:table-cell>
          <table:table-cell office:value-type="string" table:style-name="C1">
            <text:p text:style-name="P1"/>
          </table:table-cell>
          <table:table-cell office:value-type="string" table:style-name="C1">
            <text:p text:style-name="P1"><text:span text:style-name="T0">0</text:span></text:p>
          </table:table-cell>
          <table:table-cell office:value-type="string" table:style-name="C1">
            <text:p text:style-name="P1"><text:span text:style-name="T0">11012</text:span></text:p>
          </table:table-cell>
          <table:table-cell office:value-type="string" table:style-name="C1">
            <text:p text:style-name="P1"><text:span text:style-name="T0">2021/09/29</text:span></text:p>
          </table:table-cell>
          <table:table-cell office:value-type="string" table:style-name="C1">
            <text:p text:style-name="P1"><text:span text:style-name="T0">AA02844916</text:span></text:p>
          </table:table-cell>
          <table:table-cell office:value-type="string" table:style-name="C1">
            <text:p text:style-name="P1"><text:span text:style-name="T0">9999</text:span></text:p>
          </table:table-cell>
          <table:table-cell office:value-type="string" table:style-name="C1">
            <text:p text:style-name="P1"><text:span text:style-name="T0">臺北國稅局</text:span></text:p>
          </table:table-cell>
          <table:table-cell office:value-type="string" table:style-name="C1">
            <text:p text:style-name="P1"><text:span text:style-name="T0">A14</text:span></text:p>
          </table:table-cell>
          <table:table-cell office:value-type="string" table:style-name="C1">
            <text:p text:style-name="P1"><text:span text:style-name="T0">6:六獎</text:span></text:p>
          </table:table-cell>
          <table:table-cell office:value-type="string" table:style-name="C1">
            <text:p text:style-name="P1"><text:span text:style-name="T0">200</text:span></text:p>
          </table:table-cell>
          <table:table-cell office:value-type="float" office:value="200" table:style-name="C1">
            <text:p text:style-name="P1"><text:span text:style-name="T0">200</text:span></text:p>
          </table:table-cell>
          <table:table-cell office:value-type="string" table:style-name="C1">
            <text:p text:style-name="P1"/>
          </table:table-cell>
          <table:table-cell office:value-type="string" table:style-name="C1">
            <text:p text:style-name="P1"/>
          </table:table-cell>
          <table:table-cell office:value-type="string" table:style-name="C1">
            <text:p text:style-name="P1"/>
          </table:table-cell>
          <table:table-cell office:value-type="string" table:style-name="C1">
            <text:p text:style-name="P1"><text:span text:style-name="T0">0</text:span></text:p>
          </table:table-cell>
          <table:table-cell office:value-type="string" table:style-name="C1">
            <text:p text:style-name="P1"><text:span text:style-name="T0">0</text:span></text:p>
          </table:table-cell>
        </table:table-row>
      </table:table>
      <table:named-expressions>
        <table:named-range table:name="JR_PAGE_ANCHOR_0_1" table:base-cell-address="$'eai225w'.$A$1" table:cell-range-address="$'eai225w'.$A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tyles>
    <draw:stroke-dash draw:name="Dashed" draw:display-name="Dashed" draw:style="rect" draw:dots1="1" draw:dots1-length="0.05cm" draw:dots2="1" draw:dots2-length="0.05cm" draw:distance="0.05cm"/>
    <style:default-style style:family="paragraph">
      <style:paragraph-properties style:tab-stop-distance="0.5555in"/>
    </style:default-style>
  </office:styles>
  <office:automatic-styles>
    <style:page-layout style:name="page_0">
      <style:page-layout-properties fo:page-width="27.5in" fo:page-height="2.8333in" fo:margin-top="0in" fo:margin-bottom="0in" fo:margin-left="0in" fo:margin-right="0in" style:print-orientation="landscape"/>
    </style:page-layout>
  </office:automatic-styles>
  <office:master-styles>
    <style:master-page style:name="master_0" style:page-layout-name="page_0"/>
  </office:master-styles>
</office:document-styles>
</file>

<file path=meta.xml><?xml version="1.0" encoding="utf-8"?>
<office:document-meta xmlns:office="urn:oasis:names:tc:opendocument:xmlns:office:1.0" office:version="1.1"/>
</file>